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9.763cm" style:rel-column-width="37639*"/>
    </style:style>
    <style:style style:name="Tableau3.B" style:family="table-column">
      <style:table-column-properties style:column-width="7.237cm" style:rel-column-width="27896*"/>
    </style:style>
    <style:style style:name="Tableau3.A1" style:family="table-cell">
      <style:table-cell-properties fo:padding="0cm" fo:border="none"/>
    </style:style>
    <style:style style:name="Tableau2" style:family="table">
      <style:table-properties style:width="15.111cm" table:align="right"/>
    </style:style>
    <style:style style:name="Tableau2.A" style:family="table-column">
      <style:table-column-properties style:column-width="15.111cm"/>
    </style:style>
    <style:style style:name="Tableau2.A1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Arial" fo:font-size="10pt" style:text-underline-style="none" style:font-size-asian="10pt" style:font-size-complex="10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2.937cm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>
        <style:tab-stops>
          <style:tab-stop style:position="2.937cm"/>
        </style:tab-stops>
      </style:paragraph-properties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</style:style>
    <style:style style:name="P15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%#include enTeteFpvNoirBlanc</text:span><text:span text:style-name="T2">#%</text:span></text:p>
      <text:p text:style-name="P5"/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%=LETTRE_CONCERNE=%</text:p>
          </table:table-cell>
          <table:table-cell table:style-name="Tableau3.A1" office:value-type="string">
            <text:p text:style-name="P15">%=adresseTiers=%</text:p>
          </table:table-cell>
        </table:table-row>
      </table:table>
      <text:p text:style-name="P6"/>
      <text:p text:style-name="P6"/>
      <text:p text:style-name="P6">%=titreTiers=%</text:p>
      <text:p text:style-name="P6"/>
      <text:p text:style-name="P6">%=LETTRE_TEXTE_DEBUT=%</text:p>
      <text:p text:style-name="P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">%=LETTRE_POINT=%</text:p>
          </table:table-cell>
        </table:table-row>
      </table:table>
      <text:p text:style-name="P7"><text:tab/></text:p>
      <text:p text:style-name="P8"/>
      <text:p text:style-name="P8">%=<text:span text:style-name="T1">remLineWhenBlank(</text:span>LETTRE_TEXTE_FIN,1)=%</text:p>
      <text:p text:style-name="P8"/>
      <text:p text:style-name="P6">%=LETTRE_SALUTATIONS=%</text:p>
      <text:p text:style-name="P6"/>
      <text:p text:style-name="P13">%#include <text:s/>signatures/standard#%</text:p>
      <text:p text:style-name="P11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588cm" style:rel-column-width="6120*"/>
    </style:style>
    <style:style style:name="Tableau1.B" style:family="table-column">
      <style:table-column-properties style:column-width="0.476cm" style:rel-column-width="1836*"/>
    </style:style>
    <style:style style:name="Tableau1.C" style:family="table-column">
      <style:table-column-properties style:column-width="14.937cm" style:rel-column-width="57579*"/>
    </style:style>
    <style:style style:name="Tableau1.A1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Arial" fo:font-size="10pt" style:text-underline-style="none" style:font-size-asian="10pt" style:font-size-complex="10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page-layout style:name="pm1">
      <style:page-layout-properties fo:page-width="21.001cm" fo:page-height="29.7cm" style:num-format="1" style:print-orientation="portrait" fo:margin-top="0.529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1">%=TEXTE_ANNEXES=%</text:p>
              <text:p text:style-name="P2"/>
            </table:table-cell>
            <table:table-cell table:style-name="Tableau1.A1" office:value-type="string">
              <text:p text:style-name="P2">%=POINTS=%</text:p>
            </table:table-cell>
            <table:table-cell table:style-name="Tableau1.A1" office:value-type="string">
              <text:p text:style-name="P3">%=VALEUR_ANNEXES=%</text:p>
            </table:table-cell>
          </table:table-row>
          <table:table-row>
            <table:table-cell table:style-name="Tableau1.A1" office:value-type="string">
              <text:p text:style-name="P1">%=TEXTE_COPIES=%</text:p>
            </table:table-cell>
            <table:table-cell table:style-name="Tableau1.A1" office:value-type="string">
              <text:p text:style-name="P4">%=POINTS=%</text:p>
            </table:table-cell>
            <table:table-cell table:style-name="Tableau1.A1" office:value-type="string">
              <text:p text:style-name="P3">%=valeurCopies=%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0T08:12:00</meta:creation-date>
    <dc:date>2011-01-11T10:22:19</dc:date>
    <dc:language>fr-CH</dc:language>
    <meta:editing-cycles>69</meta:editing-cycles>
    <meta:editing-duration>PT2H20M2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16" meta:word-count="30" meta:character-count="299"/>
  </office:meta>
</office:document-meta>
</file>